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5597in" table:align="center" style:shadow="none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3.561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24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1cf20" officeooo:paragraph-rsid="0011cf20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1cf20" officeooo:paragraph-rsid="0011cf2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1cf20" officeooo:paragraph-rsid="0011cf20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officeooo:rsid="0011cf20" officeooo:paragraph-rsid="0011cf20" style:font-size-asian="25pt" style:font-weight-asian="bold" style:font-size-complex="25pt" style:font-weight-complex="bold"/>
    </style:style>
    <style:style style:name="P5" style:family="paragraph" style:parent-style-name="Text_20_body">
      <style:text-properties officeooo:rsid="0011cf20" officeooo:paragraph-rsid="0011cf20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4pt" fo:font-weight="bold" officeooo:rsid="0011cf20" officeooo:paragraph-rsid="0011cf20" style:font-size-asian="14pt" style:font-weight-asian="bold" style:font-size-complex="14pt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ing_20_1" style:list-style-name="">
      <style:text-properties officeooo:paragraph-rsid="0011cf2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11cf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1522.000800 System Programming, Fall 2017</text:p>
      <text:p text:style-name="P3">L2 Link Lab: Memtrace</text:p>
      <text:p text:style-name="P4"/>
      <text:p text:style-name="P4">Report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7">Student ID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/>
      <text:h text:style-name="Heading_20_1" text:outline-level="1">Introduction</text:h>
      <text:p text:style-name="P5">TODO</text:p>
      <text:h text:style-name="P9" text:outline-level="1"/>
      <text:h text:style-name="P10" text:outline-level="1">Part 1</text:h>
      <text:p text:style-name="P5">TODO</text:p>
      <text:h text:style-name="P9" text:outline-level="1"/>
      <text:h text:style-name="P11" text:outline-level="1">Part 2</text:h>
      <text:p text:style-name="P5">TODO</text:p>
      <text:h text:style-name="P9" text:outline-level="1"/>
      <text:h text:style-name="P10" text:outline-level="1">Part 3</text:h>
      <text:p text:style-name="P5">TODO</text:p>
      <text:h text:style-name="P9" text:outline-level="1"/>
      <text:h text:style-name="P10" text:outline-level="1">Experience using Git</text:h>
      <text:p text:style-name="P5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pitch="variable" fo:font-size="130%" fo:font-weight="bold" officeooo:rsid="0011cf20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8:05:52.377938991</meta:creation-date>
    <dc:date>2017-10-13T18:12:39.188593597</dc:date>
    <meta:editing-duration>PT6M47S</meta:editing-duration>
    <meta:editing-cycles>1</meta:editing-cycles>
    <meta:document-statistic meta:table-count="1" meta:image-count="0" meta:object-count="0" meta:page-count="5" meta:paragraph-count="16" meta:word-count="29" meta:character-count="156" meta:non-whitespace-character-count="143"/>
    <meta:generator>LibreOffice/5.2.7.2$Linux_X86_64 LibreOffice_project/20m0$Build-2</meta:generator>
  </office:meta>
</office:document-meta>
</file>